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20">
            <text:p>20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19">
            <text:p>19</text:p>
          </table:table-cell>
          <table:table-cell table:style-name="ce17" office:value-type="string">
            <text:p>2023-02-19_09-09-46_000.jpg</text:p>
          </table:table-cell>
          <table:table-cell table:style-name="ce26" office:value-type="string">
            <text:p>:m :PHOTO 起きた時刻 / 2023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m :PHOTO 起きた時刻 / 2023">
            <text:p>:m :PHOTO 起きた時刻 / 2023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8">
            <text:p>18</text:p>
          </table:table-cell>
          <table:table-cell table:style-name="ce18" office:value-type="string">
            <text:p>2023-02-19_03-41-27_000.jpg</text:p>
          </table:table-cell>
          <table:table-cell table:style-name="ce26" office:value-type="string">
            <text:p>:m :PHOTO 寝た時刻 / 2023 / オナニー、未了、duration=1時間ぐらい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:PHOTO 寝た時刻 / 2023 / オナニー、未了、duration=1時間ぐらい,other=~">
            <text:p>:m :PHOTO 寝た時刻 / 2023 / オナニー、未了、duration=1時間ぐらい,other=~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0" office:value-type="string">
            <text:p>2023-02-18_14-26-28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7" office:value-type="string">
            <text:p>2023-02-18_21-29-46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食べた物 ">
            <text:p>:m 食べた物 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8" office:value-type="string">
            <text:p>2023-02-19_01-01-56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４；生姜：４,liquor=麦焼酎：??ml,time=~,container=silver-cap-small / type=~,other=作り置きする：混合。,occasion=経過観察,id=2023-02-16_11-12-57_000.jpg</text:p>
          </table:table-cell>
          <table:table-cell table:style-name="ce28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PHOTO 記録 / 経過記録；作ったもの / food=焼酎漬け / material=レモン：４（単位：スプーン）；ニンニク：４；生姜：４,liquor=麦焼酎：??ml,time=~,container=silver-cap-small / type=~,other=作り置きする：混合。,occasion=経過観察,id=2023-02-16_11-12-57_000.jpg">
            <text:p>:PHOTO 記録 / 経過記録；作ったもの / food=焼酎漬け / material=レモン：４（単位：スプーン）；ニンニク：４；生姜：４,liquor=麦焼酎：??ml,time=~,container=silver-cap-small / type=~,other=作り置きする：混合。,occasion=経過観察,id=2023-02-16_11-12-57_000.jpg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8" office:value-type="string">
            <text:p>2023-02-19_01-02-05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４；生姜：４,liquor=麦焼酎：??ml,time=~,container=silver-cap-small / type=~,other=作り置きする：混合。,occasion=経過観察,id=2023-02-16_11-12-57_000.jpg</text:p>
          </table:table-cell>
          <table:table-cell table:style-name="ce26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PHOTO 記録 / 経過記録；作ったもの / food=焼酎漬け / material=レモン：４（単位：スプーン）；ニンニク：４；生姜：４,liquor=麦焼酎：??ml,time=~,container=silver-cap-small / type=~,other=作り置きする：混合。,occasion=経過観察,id=2023-02-16_11-12-57_000.jpg">
            <text:p>:PHOTO 記録 / 経過記録；作ったもの / food=焼酎漬け / material=レモン：４（単位：スプーン）；ニンニク：４；生姜：４,liquor=麦焼酎：??ml,time=~,container=silver-cap-small / type=~,other=作り置きする：混合。,occasion=経過観察,id=2023-02-16_11-12-57_000.jpg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18" office:value-type="string">
            <text:p>2023-02-19_01-02-09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４；生姜：４,liquor=麦焼酎：??ml,time=~,container=silver-cap-small / type=~,other=作り置きする：混合。,occasion=経過観察,id=2023-02-16_11-12-57_000.jpg</text:p>
          </table:table-cell>
          <table:table-cell table:style-name="ce26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PHOTO 記録 / 経過記録；作ったもの / food=焼酎漬け / material=レモン：４（単位：スプーン）；ニンニク：４；生姜：４,liquor=麦焼酎：??ml,time=~,container=silver-cap-small / type=~,other=作り置きする：混合。,occasion=経過観察,id=2023-02-16_11-12-57_000.jpg">
            <text:p>:PHOTO 記録 / 経過記録；作ったもの / food=焼酎漬け / material=レモン：４（単位：スプーン）；ニンニク：４；生姜：４,liquor=麦焼酎：??ml,time=~,container=silver-cap-small / type=~,other=作り置きする：混合。,occasion=経過観察,id=2023-02-16_11-12-57_000.jpg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4">
            <text:p>14</text:p>
          </table:table-cell>
          <table:table-cell table:style-name="ce18" office:value-type="string">
            <text:p>2023-02-19_01-04-02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４；生姜：４,liquor=麦焼酎：??ml,time=~,container=silver-cap-small / type=~,other=作り置きする：混合。,occasion=経過観察：攪拌した。,id=2023-02-16_11-12-57_000.jpg</text:p>
          </table:table-cell>
          <table:table-cell table:style-name="ce26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PHOTO 記録 / 経過記録；作ったもの / food=焼酎漬け / material=レモン：４（単位：スプーン）；ニンニク：４；生姜：４,liquor=麦焼酎：??ml,time=~,container=silver-cap-small / type=~,other=作り置きする：混合。,occasion=経過観察：攪拌した。,id=2023-02-16_11-12-57_000.jpg">
            <text:p>:PHOTO 記録 / 経過記録；作ったもの / food=焼酎漬け / material=レモン：４（単位：スプーン）；ニンニク：４；生姜：４,liquor=麦焼酎：??ml,time=~,container=silver-cap-small / type=~,other=作り置きする：混合。,occasion=経過観察：攪拌した。,id=2023-02-16_11-12-57_000.jpg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6">
            <text:p>16</text:p>
          </table:table-cell>
          <table:table-cell table:style-name="ce18" office:value-type="string">
            <text:p>2023-02-19_01-29-18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４；生姜：４,liquor=麦焼酎：??ml,time=~,container=silver-cap-small / type=~,other=作り置きする：混合。,occasion=経過観察：攪拌した。：２５分、経過,id=2023-02-16_11-12-57_000.jpg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PHOTO 記録 / 経過記録；作ったもの / food=焼酎漬け / material=レモン：４（単位：スプーン）；ニンニク：４；生姜：４,liquor=麦焼酎：??ml,time=~,container=silver-cap-small / type=~,other=作り置きする：混合。,occasion=経過観察：攪拌した。：２５分、経過,id=2023-02-16_11-12-57_000.jpg">
            <text:p>:PHOTO 記録 / 経過記録；作ったもの / food=焼酎漬け / material=レモン：４（単位：スプーン）；ニンニク：４；生姜：４,liquor=麦焼酎：??ml,time=~,container=silver-cap-small / type=~,other=作り置きする：混合。,occasion=経過観察：攪拌した。：２５分、経過,id=2023-02-16_11-12-57_000.jpg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7" office:value-type="string">
            <text:p>2023-02-19_01-02-20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,id=2023-02-13_01-36-56_000.jpg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,id=2023-02-13_01-36-56_000.jpg">
            <text:p>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,id=2023-02-13_01-36-56_000.jpg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2">
            <text:p>12</text:p>
          </table:table-cell>
          <table:table-cell table:style-name="ce18" office:value-type="string">
            <text:p>2023-02-19_01-02-25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,id=2023-02-13_01-36-56_000.jpg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,id=2023-02-13_01-36-56_000.jpg">
            <text:p>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,id=2023-02-13_01-36-56_000.jpg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3">
            <text:p>13</text:p>
          </table:table-cell>
          <table:table-cell table:style-name="ce10" office:value-type="string">
            <text:p>2023-02-19_01-03-22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：攪拌した,id=2023-02-13_01-36-56_000.jpg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：攪拌した,id=2023-02-13_01-36-56_000.jpg">
            <text:p>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：攪拌した,id=2023-02-13_01-36-56_000.jpg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5">
            <text:p>15</text:p>
          </table:table-cell>
          <table:table-cell table:style-name="ce10" office:value-type="string">
            <text:p>2023-02-19_01-29-02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：攪拌した：２５分、経過,id=2023-02-13_01-36-56_000.jpg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4]=&quot;&quot;;[.C14];CONCATENATE([.C14];&quot; / &quot;;[.E14]))" office:value-type="string" office:string-value="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：攪拌した：２５分、経過,id=2023-02-13_01-36-56_000.jpg">
            <text:p>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：攪拌した：２５分、経過,id=2023-02-13_01-36-56_000.jpg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0">
            <text:p>20</text:p>
          </table:table-cell>
          <table:table-cell table:style-name="ce18" office:value-type="string">
            <text:p>2023-02-19_09-26-05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5]=&quot;&quot;;[.C15];CONCATENATE([.C15];&quot; / &quot;;[.E15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47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8" office:value-type="string">
            <text:p>2023-02-18_18-52-07_000.mp4</text:p>
          </table:table-cell>
          <table:table-cell table:style-name="ce26" office:value-type="string">
            <text:p>:VIDEO / @自室 / 記録 / jap.flute / 演奏、play / R=1 / genre=melody,session=hour-18,memo=~,file-piece-id=~,memo=~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6]=&quot;&quot;;[.C16];CONCATENATE([.C16];&quot; / &quot;;[.E16]))" office:value-type="string" office:string-value=":VIDEO / @自室 / 記録 / jap.flute / 演奏、play / R=1 / genre=melody,session=hour-18,memo=~,file-piece-id=~,memo=~,other=~">
            <text:p>:VIDEO / @自室 / 記録 / jap.flute / 演奏、play / R=1 / genre=melody,session=hour-18,memo=~,file-piece-id=~,memo=~,other=~</text:p>
          </table:table-cell>
          <table:table-cell table:style-name="ce10" table:formula="of:=RIGHT([.B16];[.K16])" office:value-type="string" office:string-value="mp4">
            <text:p>mp4</text:p>
          </table:table-cell>
          <table:table-cell table:style-name="ce47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8" office:value-type="string">
            <text:p>2023-02-18_15-33-36_000.jpg</text:p>
          </table:table-cell>
          <table:table-cell table:style-name="ce26" office:value-type="string">
            <text:p>:m #*# RES / free# S87DP9 記事読み / id=QP1T(browser=yan) / media=ei / theme=ガザ：法案：集団的処罰：パレスチナ、イスラエル,content=revoke-citizenship;human-rights-group / genre=~ / 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7]=&quot;&quot;;[.C17];CONCATENATE([.C17];&quot; / &quot;;[.E17]))" office:value-type="string" office:string-value=":m #*# RES / free# S87DP9 記事読み / id=QP1T(browser=yan) / media=ei / theme=ガザ：法案：集団的処罰：パレスチナ、イスラエル,content=revoke-citizenship;human-rights-group / genre=~ / other=~">
            <text:p>:m #*# RES / free# S87DP9 記事読み / id=QP1T(browser=yan) / media=ei / theme=ガザ：法案：集団的処罰：パレスチナ、イスラエル,content=revoke-citizenship;human-rights-group / genre=~ / other=~</text:p>
          </table:table-cell>
          <table:table-cell table:style-name="ce10" table:formula="of:=RIGHT([.B17];[.K17])" office:value-type="string" office:string-value="jpg">
            <text:p>jpg</text:p>
          </table:table-cell>
          <table:table-cell table:style-name="ce47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8" office:value-type="string">
            <text:p>2023-02-18_17-11-32_000.jpg</text:p>
          </table:table-cell>
          <table:table-cell table:style-name="ce26" office:value-type="string">
            <text:p>:m 1*2 RES / JVEMV6 64#218_chosenjin_gyakusatsu / 『関東大震災　「朝鮮人虐殺の真実」』 著者=工藤美代子,校注=~,出版社=産経新聞出版 / p.80 / w=京城,topic=３・１運動；独立宣言；在日朝鮮人：人数：統計;朝鮮銀行：事件：強奪；,publisher=~,other=timeline+:原敬、暗殺さる～摂政を立てる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8]=&quot;&quot;;[.C18];CONCATENATE([.C18];&quot; / &quot;;[.E18]))" office:value-type="string" office:string-value=":m 1*2 RES / JVEMV6 64#218_chosenjin_gyakusatsu / 『関東大震災　「朝鮮人虐殺の真実」』 著者=工藤美代子,校注=~,出版社=産経新聞出版 / p.80 / w=京城,topic=３・１運動；独立宣言；在日朝鮮人：人数：統計;朝鮮銀行：事件：強奪；,publisher=~,other=timeline+:原敬、暗殺さる～摂政を立てる">
            <text:p>:m 1*2 RES / JVEMV6 64#218_chosenjin_gyakusatsu / 『関東大震災　「朝鮮人虐殺の真実」』 著者=工藤美代子,校注=~,出版社=産経新聞出版 / p.80 / w=京城,topic=３・１運動；独立宣言；在日朝鮮人：人数：統計;朝鮮銀行：事件：強奪；,publisher=~,other=timeline+:原敬、暗殺さる～摂政を立てる</text:p>
          </table:table-cell>
          <table:table-cell table:style-name="ce10" table:formula="of:=RIGHT([.B18];[.K18])" office:value-type="string" office:string-value="jpg">
            <text:p>jpg</text:p>
          </table:table-cell>
          <table:table-cell table:style-name="ce47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8" office:value-type="string">
            <text:p>2023-02-18_17-11-45_000.jpg</text:p>
          </table:table-cell>
          <table:table-cell table:style-name="ce26" office:value-type="string">
            <text:p>:m 2*2 RES / JVEMV6 64#218_chosenjin_gyakusatsu / 『関東大震災　「朝鮮人虐殺の真実」』 著者=工藤美代子,校注=~,出版社=産経新聞出版 / p.80 / w=,topic=朝鮮銀行：事件：強奪；,publisher=~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9]=&quot;&quot;;[.C19];CONCATENATE([.C19];&quot; / &quot;;[.E19]))" office:value-type="string" office:string-value=":m 2*2 RES / JVEMV6 64#218_chosenjin_gyakusatsu / 『関東大震災　「朝鮮人虐殺の真実」』 著者=工藤美代子,校注=~,出版社=産経新聞出版 / p.80 / w=,topic=朝鮮銀行：事件：強奪；,publisher=~,other=~">
            <text:p>:m 2*2 RES / JVEMV6 64#218_chosenjin_gyakusatsu / 『関東大震災　「朝鮮人虐殺の真実」』 著者=工藤美代子,校注=~,出版社=産経新聞出版 / p.80 / w=,topic=朝鮮銀行：事件：強奪；,publisher=~,other=~</text:p>
          </table:table-cell>
          <table:table-cell table:style-name="ce10" table:formula="of:=RIGHT([.B19];[.K19])" office:value-type="string" office:string-value="jpg">
            <text:p>jpg</text:p>
          </table:table-cell>
          <table:table-cell table:style-name="ce47" table:formula="of:=FIND(&quot;.&quot;;[.B19];1)" office:value-type="float" office:value="24">
            <text:p>24</text:p>
          </table:table-cell>
          <table:table-cell table:formula="of:=LEN([.B19])" office:value-type="float" office:value="27">
            <text:p>27</text:p>
          </table:table-cell>
          <table:table-cell table:formula="of:=[.J19]-[.I1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8" office:value-type="string">
            <text:p>2023-02-18_18-04-10_000.jpg</text:p>
          </table:table-cell>
          <table:table-cell table:style-name="ce26" office:value-type="string">
            <text:p>:m #*# RES / JVEMV6 64#243_sosuu / 『素数入門』 著者=芹沢正三,校注=~ / p.~ / w=~,topic=~,publisher=~,other=q+:q-id.C7M3:(1^2+2^2+...)：一般式；q+:q-id.9JUS:from:q-id.C7M3 / N+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0]=&quot;&quot;;[.C20];CONCATENATE([.C20];&quot; / &quot;;[.E20]))" office:value-type="string" office:string-value=":m #*# RES / JVEMV6 64#243_sosuu / 『素数入門』 著者=芹沢正三,校注=~ / p.~ / w=~,topic=~,publisher=~,other=q+:q-id.C7M3:(1^2+2^2+...)：一般式；q+:q-id.9JUS:from:q-id.C7M3 / N+">
            <text:p>:m #*# RES / JVEMV6 64#243_sosuu / 『素数入門』 著者=芹沢正三,校注=~ / p.~ / w=~,topic=~,publisher=~,other=q+:q-id.C7M3:(1^2+2^2+...)：一般式；q+:q-id.9JUS:from:q-id.C7M3 / N+</text:p>
          </table:table-cell>
          <table:table-cell table:style-name="ce10" table:formula="of:=RIGHT([.B20];[.K20])" office:value-type="string" office:string-value="jpg">
            <text:p>jpg</text:p>
          </table:table-cell>
          <table:table-cell table:style-name="ce47" table:formula="of:=FIND(&quot;.&quot;;[.B20];1)" office:value-type="float" office:value="24">
            <text:p>24</text:p>
          </table:table-cell>
          <table:table-cell table:formula="of:=LEN([.B20])" office:value-type="float" office:value="27">
            <text:p>27</text:p>
          </table:table-cell>
          <table:table-cell table:formula="of:=[.J20]-[.I2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7">
            <text:p>17</text:p>
          </table:table-cell>
          <table:table-cell table:style-name="ce18" office:value-type="string">
            <text:p>2023-02-19_02-06-18_000.jpg</text:p>
          </table:table-cell>
          <table:table-cell table:style-name="ce26" office:value-type="string">
            <text:p>:m #*# RES / free / res-id=WYL6 / theme=モーリタニア / genre=areas:africa,content=位置；周辺国,w=~ / session-number=~ / doc=~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21]=&quot;&quot;;[.C21];CONCATENATE([.C21];&quot; / &quot;;[.E21]))" office:value-type="string" office:string-value=":m #*# RES / free / res-id=WYL6 / theme=モーリタニア / genre=areas:africa,content=位置；周辺国,w=~ / session-number=~ / doc=~,other=~">
            <text:p>:m #*# RES / free / res-id=WYL6 / theme=モーリタニア / genre=areas:africa,content=位置；周辺国,w=~ / session-number=~ / doc=~,other=~</text:p>
          </table:table-cell>
          <table:table-cell table:style-name="ce10" table:formula="of:=RIGHT([.B21];[.K21])" office:value-type="string" office:string-value="jpg">
            <text:p>jpg</text:p>
          </table:table-cell>
          <table:table-cell table:style-name="ce47" table:formula="of:=FIND(&quot;.&quot;;[.B21];1)" office:value-type="float" office:value="24">
            <text:p>24</text:p>
          </table:table-cell>
          <table:table-cell table:formula="of:=LEN([.B21])" office:value-type="float" office:value="27">
            <text:p>27</text:p>
          </table:table-cell>
          <table:table-cell table:formula="of:=[.J21]-[.I2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1">
            <text:p>21</text:p>
          </table:table-cell>
          <table:table-cell table:style-name="ce18" office:value-type="string">
            <text:p>2023-02-19_09-39-35_000.jpg</text:p>
          </table:table-cell>
          <table:table-cell table:style-name="ce26" office:value-type="string">
            <text:p>:m :haja / action activity / やること / genre=cs:algorythm / content=アルゴリズムを脱けるための、アルゴリズム。アルゴリズムを、攪乱するための。騙すための。</text:p>
          </table:table-cell>
          <table:table-cell table:style-name="ce27"/>
          <table:table-cell table:style-name="ce10"/>
          <table:table-cell table:style-name="ce10"/>
          <table:table-cell table:style-name="ce45" table:formula="of:=IF([.E22]=&quot;&quot;;[.C24];CONCATENATE([.C24];&quot; / &quot;;[.E22]))" office:value-type="float" office:value="0">
            <text:p>0</text:p>
          </table:table-cell>
          <table:table-cell table:style-name="ce10" table:formula="of:=RIGHT([.B22];[.K22])" office:value-type="string" office:string-value="jpg">
            <text:p>jpg</text:p>
          </table:table-cell>
          <table:table-cell table:style-name="ce47" table:formula="of:=FIND(&quot;.&quot;;[.B22];1)" office:value-type="float" office:value="24">
            <text:p>24</text:p>
          </table:table-cell>
          <table:table-cell table:formula="of:=LEN([.B22])" office:value-type="float" office:value="27">
            <text:p>27</text:p>
          </table:table-cell>
          <table:table-cell table:formula="of:=[.J22]-[.I2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22">
            <text:p>22</text:p>
          </table:table-cell>
          <table:table-cell table:style-name="ce17" office:value-type="string">
            <text:p>2023-02-19_12-08-24_000.jpg</text:p>
          </table:table-cell>
          <table:table-cell table:style-name="ce26" office:value-type="string">
            <text:p>:m #*# RES / JVEMV6 64#242 / 『コーラン　（上）』 著者=~,校注=井筒俊彦、訳 / p.110 / w=~,topic=遺産：分割,publisher=~,other=quran:an-nisa:13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23]=&quot;&quot;;[.C23];CONCATENATE([.C23];&quot; / &quot;;[.E23]))" office:value-type="string" office:string-value=":m #*# RES / JVEMV6 64#242 / 『コーラン　（上）』 著者=~,校注=井筒俊彦、訳 / p.110 / w=~,topic=遺産：分割,publisher=~,other=quran:an-nisa:13~">
            <text:p>:m #*# RES / JVEMV6 64#242 / 『コーラン　（上）』 著者=~,校注=井筒俊彦、訳 / p.110 / w=~,topic=遺産：分割,publisher=~,other=quran:an-nisa:13~</text:p>
          </table:table-cell>
          <table:table-cell table:style-name="ce10" table:formula="of:=RIGHT([.B23];[.K23])" office:value-type="string" office:string-value="jpg">
            <text:p>jpg</text:p>
          </table:table-cell>
          <table:table-cell table:style-name="ce47" table:formula="of:=FIND(&quot;.&quot;;[.B23];1)" office:value-type="float" office:value="24">
            <text:p>24</text:p>
          </table:table-cell>
          <table:table-cell table:formula="of:=LEN([.B23])" office:value-type="float" office:value="27">
            <text:p>27</text:p>
          </table:table-cell>
          <table:table-cell table:formula="of:=[.J23]-[.I2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19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7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7"/>
          <table:table-cell table:style-name="ce10"/>
          <table:table-cell table:style-name="ce18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22">
            <text:p>22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23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19">2023/02/19</text:date>, <text:time>13:40:2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2-19T13:40:21.95</dc:date>
    <dc:creator>iwabuchi ken</dc:creator>
    <meta:editing-duration>P54DT1H42M7S</meta:editing-duration>
    <meta:editing-cycles>17430</meta:editing-cycles>
    <meta:document-statistic meta:table-count="2" meta:cell-count="932" meta:object-count="0"/>
    <meta:user-defined meta:name="qrichtext">1</meta:user-defined>
  </office:meta>
</office:document-meta>
</file>